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, sans-serif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b911" officeooo:paragraph-rsid="0014b911"/>
    </style:style>
    <style:style style:name="P2" style:family="paragraph" style:parent-style-name="Standard">
      <style:text-properties officeooo:rsid="0014b911" officeooo:paragraph-rsid="0014b911"/>
    </style:style>
    <style:style style:name="P3" style:family="paragraph" style:parent-style-name="Standard">
      <style:text-properties officeooo:rsid="0014b911" officeooo:paragraph-rsid="0019278d"/>
    </style:style>
    <style:style style:name="P4" style:family="paragraph" style:parent-style-name="Standard">
      <style:text-properties officeooo:rsid="0019278d" officeooo:paragraph-rsid="0019278d"/>
    </style:style>
    <style:style style:name="P5" style:family="paragraph" style:parent-style-name="Standard">
      <style:text-properties fo:font-variant="normal" fo:text-transform="none" fo:color="#414042" style:font-name="Ubuntu" fo:font-size="12pt" fo:letter-spacing="normal" fo:font-style="normal" fo:font-weight="normal" officeooo:rsid="0014b911" officeooo:paragraph-rsid="0014b911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.265cm" loext:contextual-spacing="false" fo:text-align="center" style:justify-single-word="false" fo:orphans="2" fo:widows="2" fo:text-indent="0cm" style:auto-text-indent="false"/>
      <style:text-properties fo:font-variant="normal" fo:text-transform="none" fo:color="#414143" style:text-line-through-style="none" style:text-line-through-type="none" style:font-name="Ubuntu" fo:font-size="12pt" fo:letter-spacing="normal" fo:font-style="normal" style:text-underline-style="none" fo:font-weight="normal" style:text-blinking="false" style:font-size-asian="12pt" style:font-size-complex="12pt"/>
    </style:style>
    <style:style style:name="T1" style:family="text">
      <style:text-properties officeooo:rsid="0019278d"/>
    </style:style>
    <style:style style:name="T2" style:family="text">
      <style:text-properties style:text-line-through-style="none" style:text-line-through-type="none" style:text-underline-style="none" style:text-blinking="false"/>
    </style:style>
    <style:style style:name="T3" style:family="text">
      <style:text-properties style:text-line-through-style="none" style:text-line-through-type="none" style:text-underline-style="none" officeooo:rsid="001b90eb" style:text-blinking="false"/>
    </style:style>
    <style:style style:name="T4" style:family="text">
      <style:text-properties fo:font-weight="bold"/>
    </style:style>
    <style:style style:name="T5" style:family="text">
      <style:text-properties fo:color="#414143" style:text-line-through-style="none" style:text-line-through-type="none" style:text-underline-style="none" style:text-blinking="false"/>
    </style:style>
    <style:style style:name="T6" style:family="text">
      <style:text-properties officeooo:rsid="001b90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pwd <text:span text:style-name="T1">(current path)</text:span></text:p>
      <text:p text:style-name="P1"/>
      <text:p text:style-name="P1">cd <text:span text:style-name="T1">(change directory)</text:span></text:p>
      <text:p text:style-name="P1"/>
      <text:p text:style-name="P3">cd .. (to <text:span text:style-name="T1">go </text:span>back in folder)</text:p>
      <text:p text:style-name="P3"/>
      <text:p text:style-name="P4">cd ~ (goes to home directory)</text:p>
      <text:p text:style-name="P1"/>
      <text:p text:style-name="P1">ls <text:s/><text:span text:style-name="T1">(lists the files and folders in the current directory)</text:span></text:p>
      <text:p text:style-name="P1"/>
      <text:p text:style-name="P1">echo (just displays what’s typed) use $echo “write text jgfxjdv” &gt;&gt; filename.txt to enter text in a file</text:p>
      <text:p text:style-name="P1"/>
      <text:p text:style-name="P1">touch (creates file)</text:p>
      <text:p text:style-name="P1"/>
      <text:p text:style-name="P1">cat (display contents of file)</text:p>
      <text:p text:style-name="P1"/>
      <text:p text:style-name="P1">top (what all stuff is running in the PC)</text:p>
      <text:p text:style-name="P1"/>
      <text:p text:style-name="P1">nano (text editor)</text:p>
      <text:p text:style-name="P1"/>
      <text:p text:style-name="P1">man command (manual of a command)</text:p>
      <text:p text:style-name="P1"/>
      <text:p text:style-name="P1">mv file destination (move file from source to dest)</text:p>
      <text:p text:style-name="P1"/>
      <text:p text:style-name="P1">rm filename (del<text:span text:style-name="T1">e</text:span>tes file)</text:p>
      <text:p text:style-name="P1"/>
      <text:p text:style-name="P4">rmdir -p foldername or rm -r foldername (deletes directory) </text:p>
      <text:p text:style-name="P1"/>
      <text:p text:style-name="P1">cp filename copyoffilename (copying file)</text:p>
      <text:p text:style-name="P1"/>
      <text:p text:style-name="P5"/>
      <text:p text:style-name="P6"><text:span text:style-name="T2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, sans-serif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0T16:02:37.289679419</meta:creation-date>
    <dc:date>2020-06-23T22:35:17.084112597</dc:date>
    <meta:editing-duration>PT8H32M39S</meta:editing-duration>
    <meta:editing-cycles>2</meta:editing-cycles>
    <meta:generator>LibreOffice/6.4.3.2$Linux_X86_64 LibreOffice_project/40$Build-2</meta:generator>
    <meta:document-statistic meta:table-count="0" meta:image-count="0" meta:object-count="0" meta:page-count="1" meta:paragraph-count="15" meta:word-count="100" meta:character-count="578" meta:non-whitespace-character-count="491"/>
  </office:meta>
</office:document-meta>
</file>